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Ex11.2</text:p>
      <text:p text:style-name="P1"/>
      <text:p text:style-name="P1">public class StringTooLongException extends Exception{</text:p>
      <text:p text:style-name="P1"><text:tab/>public StringTooLongException(){</text:p>
      <text:p text:style-name="P1"><text:tab/>super("String too long");</text:p>
      <text:p text:style-name="P1"><text:tab/>}</text:p>
      <text:p text:style-name="P1">}</text:p>
      <text:p text:style-name="P1"/>
      <text:p text:style-name="P1">import java.util.Scanner;</text:p>
      <text:p text:style-name="P1">public class Driver{</text:p>
      <text:p text:style-name="P1"><text:tab/>public static void main (String[] args)</text:p>
      <text:p text:style-name="P1"><text:tab/><text:tab/>throws StringTooLongException{</text:p>
      <text:p text:style-name="P1">try{</text:p>
      <text:p text:style-name="P1">Scanner scan = new Scanner(System.in);</text:p>
      <text:p text:style-name="P1">}</text:p>
      <text:p text:style-name="P1">catch{</text:p>
      <text:p text:style-name="P1">System.out.println(“I'm sorry, that string is too long, please make sure it is sort enough!”)</text:p>
      <text:p text:style-name="P1">}</text:p>
      <text:p text:style-name="P1">String inp;</text:p>
      <text:p text:style-name="P1"/>
      <text:p text:style-name="P2">Ex11.4</text:p>
      <text:p text:style-name="Standard"/>
      <text:p text:style-name="Standard">public class InvalidDocumentCodeException extends Exception{</text:p>
      <text:p text:style-name="Standard"><text:tab/>public InvalidDocumentCodeExceptoin(){</text:p>
      <text:p text:style-name="Standard"><text:tab/>super(“Invalid Document Code”);</text:p>
      <text:p text:style-name="Standard"><text:tab/>}</text:p>
      <text:p text:style-name="Standard">}</text:p>
      <text:p text:style-name="Standard"/>
      <text:p text:style-name="Standard">public class Driver{</text:p>
      <text:p text:style-name="Standard"><text:tab/>public void main (String[] args) throws InvalidDocumentCodeException{</text:p>
      <text:p text:style-name="Standard">try{</text:p>
      <text:p text:style-name="Standard"/>
      <text:p text:style-name="Standard">}</text:p>
      <text:p text:style-name="Standard">catch{</text:p>
      <text:p text:style-name="Standard">System.out.println(“Your Document needs a U,C, or P);</text:p>
      <text:p text:style-name="Standard">}</text:p>
      <text:p text:style-name="Standard">String prin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sse Fulcher</meta:initial-creator>
    <meta:creation-date>2014-11-19T20:19:27.41</meta:creation-date>
    <dc:date>2014-11-19T20:27:44.74</dc:date>
    <dc:creator>Jesse Fulcher</dc:creator>
    <meta:editing-duration>PT8M19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31" meta:word-count="87" meta:character-count="701"/>
  </office:meta>
</office:document-meta>
</file>